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Этот код включает в себя реализацию как сортировки кучей (Heap Sort), так и сортировки слиянием (Merge Sort). Функция <text:span text:style-name="Source_20_Text">my_sort</text:span> является точкой входа для сортировки, как это требуется в интерфейсе.</text:p>
      <text:p text:style-name="Text_20_body">Дополнительные действия и пояснения:</text:p>
      <text:list text:style-name="L1">
        <text:list-item>
          <text:p text:style-name="P2">Тестирование и профилирование: </text:p>
          <text:list>
            <text:list-item>
              <text:p text:style-name="P2">Протестируйте обе сортировки на различных наборах данных: случайных, уже отсортированных, отсортированных в обратном порядке. </text:p>
            </text:list-item>
            <text:list-item>
              <text:p text:style-name="P2">Измерьте время выполнения для разных размеров массива (например, 1000, 10000, 100000 элементов). </text:p>
            </text:list-item>
            <text:list-item>
              <text:p text:style-name="P2">Сравните производительность сортировки кучей и сортировки слиянием. </text:p>
            </text:list-item>
          </text:list>
        </text:list-item>
        <text:list-item>
          <text:p text:style-name="P2">Документация и отчет: </text:p>
          <text:list>
            <text:list-item>
              <text:p text:style-name="P2">Напишите краткое описание обоих алгоритмов сортировки. </text:p>
            </text:list-item>
            <text:list-item>
              <text:p text:style-name="P2">Объясните, почему сортировка кучей выполняется на месте, а сортировка слиянием требует дополнительной памяти. </text:p>
            </text:list-item>
            <text:list-item>
              <text:p text:style-name="P2">Проанализируйте сложность алгоритмов по времени и памяти. </text:p>
            </text:list-item>
          </text:list>
        </text:list-item>
        <text:list-item>
          <text:p text:style-name="P2">Подготовка к защите: </text:p>
          <text:list>
            <text:list-item>
              <text:p text:style-name="P2">Будьте готовы объяснить принцип работы каждого алгоритма. </text:p>
            </text:list-item>
            <text:list-item>
              <text:p text:style-name="P2">Подготовьтесь к обсуждению преимуществ и недостатков каждого метода сортировки. </text:p>
            </text:list-item>
            <text:list-item>
              <text:p text:style-name="P2">Рассмотрите случаи, когда предпочтительнее использовать сортировку кучей или сортировку слиянием. </text:p>
            </text:list-item>
          </text:list>
        </text:list-item>
        <text:list-item>
          <text:p text:style-name="P2">Оптимизация и улучшения: </text:p>
          <text:list>
            <text:list-item>
              <text:p text:style-name="P2">Рассмотрите возможность оптимизации сортировки слиянием для малых подмассивов (например, переключение на сортировку вставками для массивов размером меньше определенного порога). </text:p>
            </text:list-item>
            <text:list-item>
              <text:p text:style-name="P2">Подумайте, как можно улучшить использование памяти в сортировке слиянием. </text:p>
            </text:list-item>
          </text:list>
        </text:list-item>
        <text:list-item>
          <text:p text:style-name="P2">Асимптотический анализ: </text:p>
          <text:list>
            <text:list-item>
              <text:p text:style-name="P2">Подготовьте график зависимости времени выполнения от размера входных данных для обоих алгоритмов. </text:p>
            </text:list-item>
            <text:list-item>
              <text:p text:style-name="P1">Подтвердите экспериментально, что оба алгоритма имеют сложность O(n log n)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00:53:06.570326257</meta:creation-date>
    <dc:date>2024-10-03T00:53:11.655846173</dc:date>
    <meta:editing-duration>PT5S</meta:editing-duration>
    <meta:editing-cycles>1</meta:editing-cycles>
    <meta:document-statistic meta:table-count="0" meta:image-count="0" meta:object-count="0" meta:page-count="1" meta:paragraph-count="20" meta:word-count="200" meta:character-count="1552" meta:non-whitespace-character-count="1373"/>
    <meta:generator>LibreOffice/7.6.7.2$Linux_X86_64 LibreOffice_project/60$Build-2</meta:generator>
  </office:meta>
</office:document-meta>
</file>